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AE000001DDE3E32768F8B4E3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ndara" fo:font-size="14pt" fo:font-weight="bold" officeooo:rsid="00152ce6" officeooo:paragraph-rsid="00152ce6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style:font-size-asian="14pt" style:font-weight-asian="bold" style:font-name-complex="Arial1" style:font-size-complex="14pt"/>
    </style:style>
    <style:style style:name="P8" style:family="paragraph" style:parent-style-name="Standard" style:list-style-name="L1">
      <style:text-properties officeooo:paragraph-rsid="001d4beb"/>
    </style:style>
    <style:style style:name="P9" style:family="paragraph" style:parent-style-name="Standard" style:list-style-name="L1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10" style:family="paragraph" style:parent-style-name="Standard" style:list-style-name="L1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1" style:family="paragraph" style:parent-style-name="Standard" style:list-style-name="L2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list-style-name="L3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list-style-name="L3">
      <style:text-properties style:font-name="Candara" fo:font-size="14pt" fo:font-weight="bold" officeooo:rsid="001cf8f6" officeooo:paragraph-rsid="00228dbd" style:font-size-asian="14pt" style:font-weight-asian="bold" style:font-name-complex="Arial1" style:font-size-complex="14pt" style:font-weight-complex="bold"/>
    </style:style>
    <style:style style:name="P14" style:family="paragraph" style:parent-style-name="Standard" style:list-style-name="L4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5" style:family="paragraph" style:parent-style-name="Standard" style:list-style-name="L5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ndara" fo:font-size="14pt" fo:font-weight="bold" officeooo:paragraph-rsid="000d735e" style:font-size-asian="14pt" style:font-weight-asian="bold" style:font-name-complex="Arial1" style:font-size-complex="14pt"/>
    </style:style>
    <style:style style:name="P17" style:family="paragraph" style:parent-style-name="Standard" style:list-style-name="L2">
      <style:text-properties fo:color="#ff3333" loext:opacity="100%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8" style:family="paragraph" style:parent-style-name="Standard" style:list-style-name="L3">
      <style:text-properties fo:color="#ff3333" loext:opacity="100%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9" style:family="paragraph" style:parent-style-name="Standard" style:list-style-name="L3">
      <style:text-properties fo:font-weight="bold" officeooo:rsid="00152ce6" officeooo:paragraph-rsid="00228d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3" style:family="text">
      <style:text-properties fo:color="#ff3333" loext:opacity="100%"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4" style:family="text">
      <style:text-properties fo:color="#ff3333" loext:opacity="100%" style:font-name="Candara" fo:font-size="14pt" officeooo:rsid="001cf8f6" style:font-size-asian="14pt" style:font-name-complex="Arial1" style:font-size-complex="14pt"/>
    </style:style>
    <style:style style:name="T5" style:family="text">
      <style:text-properties fo:color="#ff3333" loext:opacity="100%" style:font-name="Candara" fo:font-size="14pt" officeooo:rsid="00218038" style:font-size-asian="14pt" style:font-name-complex="Arial1" style:font-size-complex="14pt"/>
    </style:style>
    <style:style style:name="T6" style:family="text">
      <style:text-properties officeooo:rsid="00218038"/>
    </style:style>
    <style:style style:name="T7" style:family="text">
      <style:text-properties officeooo:rsid="00244e9f"/>
    </style:style>
    <style:style style:name="T8" style:family="text">
      <style:text-properties officeooo:rsid="00279cca"/>
    </style:style>
    <style:style style:name="T9" style:family="text">
      <style:text-properties fo:color="#ff0000" loext:opacity="100%" fo:font-style="italic" officeooo:rsid="000d735e" style:font-style-asian="italic"/>
    </style:style>
    <style:style style:name="T10" style:family="text">
      <style:text-properties fo:color="#ff0000" loext:opacity="100%" fo:font-style="italic" officeooo:rsid="00218038" style:font-style-asian="italic"/>
    </style:style>
    <style:style style:name="T11" style:family="text">
      <style:text-properties fo:color="#ff0000" loext:opacity="100%" fo:font-style="italic" officeooo:rsid="00279cca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Instruksen er gældende for</text:p>
      <text:p text:style-name="P16"><text:span text:style-name="T9">BornHack </text:span><text:span text:style-name="T10">20</text:span><text:span text:style-name="T11">21</text:span><text:span text:style-name="T9"> </text:span></text:p>
      <text:p text:style-name="P5">1. Foretag varsling</text:p>
      <text:list xml:id="list3669945077" text:style-name="L1">
        <text:list-item>
          <text:p text:style-name="P8"><text:span text:style-name="T2">Vores varslingssignal er: </text:span><text:span text:style-name="T3">RÅB ”BRAND” HØJT</text:span></text:p>
        </text:list-item>
        <text:list-item>
          <text:p text:style-name="P9">Sikr dig at alle har forstået situationens alvor</text:p>
        </text:list-item>
        <text:list-item>
          <text:p text:style-name="P10">Sikr dig at ”de orange veste” er informeret</text:p>
        </text:list-item>
      </text:list>
      <text:p text:style-name="P4"/>
      <text:p text:style-name="P4"/>
      <text:p text:style-name="P5">2. Foretag evakuering af området</text:p>
      <text:list xml:id="list1227900006" text:style-name="L2">
        <text:list-item>
          <text:p text:style-name="P11">Sørg for at alle går til nærmeste nødudgang</text:p>
        </text:list-item>
        <text:list-item>
          <text:p text:style-name="P11">Vores samlingspunkt er:</text:p>
          <text:list>
            <text:list-item>
              <text:p text:style-name="P17"><text:span text:style-name="T7">Parkeringspladsen</text:span>, <text:span text:style-name="T6">Hylkedamvej</text:span> (<text:span text:style-name="T7">til højre for hovedindgangen</text:span>)</text:p>
            </text:list-item>
          </text:list>
        </text:list-item>
        <text:list-item>
          <text:p text:style-name="P11">Evakuering af særligt udsatte/brandtruede personer</text:p>
        </text:list-item>
      </text:list>
      <text:p text:style-name="P4"/>
      <text:p text:style-name="P4"/>
      <text:p text:style-name="P5">3. Ring 1-1-2 og oplys følgende:</text:p>
      <text:list xml:id="list274912652" text:style-name="L3">
        <text:list-item>
          <text:p text:style-name="P12"><text:span text:style-name="T7">Hvad er der sket</text:span>?</text:p>
        </text:list-item>
        <text:list-item>
          <text:p text:style-name="P12">Er der tilskadekomne hvor mange?</text:p>
        </text:list-item>
        <text:list-item>
          <text:p text:style-name="P12">Hvor ringer du fra?</text:p>
          <text:list>
            <text:list-item>
              <text:p text:style-name="P13">Adressen er: <text:s text:c="2"/></text:p>
              <text:list>
                <text:list-item>
                  <text:p text:style-name="P19"><text:span text:style-name="T5">Spejderhytten Hylkedam, H</text:span><text:span text:style-name="T4">ylkedamvej 54, 5591 Gelsted</text:span></text:p>
                </text:list-item>
              </text:list>
              <text:p text:style-name="P18"/>
            </text:list-item>
          </text:list>
        </text:list-item>
      </text:list>
      <text:p text:style-name="P4"/>
      <text:p text:style-name="P5">4. Iværksæt slukningsarbejde hvis muligt og forsvarligt.</text:p>
      <text:list xml:id="list3368942497" text:style-name="L4">
        <text:list-item>
          <text:p text:style-name="P14">Hvis indendørs, luk døre i forsøg på at begrænse branden.</text:p>
        </text:list-item>
      </text:list>
      <text:p text:style-name="P4"/>
      <text:p text:style-name="P4"/>
      <text:p text:style-name="P5">5. Modtag brandvæsenet og oplys følgende:</text:p>
      <text:list xml:id="list2077602170" text:style-name="L5">
        <text:list-item>
          <text:p text:style-name="P15">Hvis indendørs - er der personer i bygningen - hvor?</text:p>
        </text:list-item>
        <text:list-item>
          <text:p text:style-name="P15">Hvor brænder det?</text:p>
        </text:list-item>
        <text:list-item>
          <text:p text:style-name="P15">Hvad brænder?</text:p>
        </text:list-item>
        <text:list-item>
          <text:p text:style-name="P15">Hvor er adgangsvejene til det berørte områd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loext:opacity="100%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loext:opacity="100%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loext:opacity="100%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ndara"/>
    </style:style>
    <style:style style:name="M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417in" svg:y="0.052in" svg:width="7.3236in" svg:height="1.5717in" draw:z-index="0"><draw:image xlink:href="Pictures/10000000000008AE000001DDE3E32768F8B4E38F.png" xlink:type="simple" xlink:show="embed" xlink:actuate="onLoad" draw:mime-type="image/png"/></draw:frame></text:p>
      </style:header>
      <style:footer>
        <text:p text:style-name="Footer"><text:s/></text:p>
        <text:p text:style-name="MP1"><text:s/></text:p>
        <text:p text:style-name="MP2"><text:s text:c="50"/><text:span text:style-name="MT1">BornHack Orga Phone Number</text:span></text:p>
        <text:p text:style-name="MP3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egon.bendorff</meta:initial-creator>
    <meta:editing-cycles>18</meta:editing-cycles>
    <meta:print-date>2017-05-18T06:43:00</meta:print-date>
    <meta:creation-date>2018-08-10T11:35:00</meta:creation-date>
    <dc:date>2021-07-30T11:39:24.098758827</dc:date>
    <meta:editing-duration>PT1H6M1S</meta:editing-duration>
    <meta:generator>LibreOffice/7.0.4.2$Linux_X86_64 LibreOffice_project/00$Build-2</meta:generator>
    <meta:document-statistic meta:table-count="0" meta:image-count="1" meta:object-count="0" meta:page-count="1" meta:paragraph-count="29" meta:word-count="153" meta:character-count="1019" meta:non-whitespace-character-count="791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